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01cm" draw:marker-end-width="0.201cm" draw:fill="solid" draw:fill-color="#ffffff" draw:textarea-horizontal-align="justify" draw:textarea-vertical-align="middle" draw:auto-grow-height="false" fo:padding-top="0.126cm" fo:padding-bottom="0.126cm" fo:padding-left="0.251cm" fo:padding-right="0.251cm"/>
    </style:style>
    <style:style style:name="gr2" style:family="graphic" style:parent-style-name="standard">
      <style:graphic-properties draw:stroke="none" svg:stroke-width="0cm" svg:stroke-color="#000000" draw:marker-start-width="0.201cm" draw:marker-end-width="0.201cm" draw:fill="none" draw:fill-color="#ffffff" draw:textarea-horizontal-align="left" draw:auto-grow-height="true" draw:auto-grow-width="true" fo:min-height="0.846cm" fo:min-width="0.72cm"/>
    </style:style>
    <style:style style:name="gr3" style:family="graphic" style:parent-style-name="standard">
      <style:graphic-properties draw:stroke="none" svg:stroke-width="0cm" svg:stroke-color="#000000" draw:marker-start-width="0.201cm" draw:marker-end-width="0.201cm" draw:fill="none" draw:fill-color="#ffffff" draw:textarea-horizontal-align="left" draw:auto-grow-height="true" draw:auto-grow-width="true" fo:min-height="0.846cm" fo:min-width="0.758cm"/>
    </style:style>
    <style:style style:name="gr4" style:family="graphic" style:parent-style-name="objectwithoutfill">
      <style:graphic-properties svg:stroke-width="0cm" svg:stroke-color="#000000" draw:marker-start-width="0.201cm" draw:marker-end-width="0.201cm" draw:fill="none" draw:fill-color="#ffffff" draw:textarea-vertical-align="middle" fo:padding-top="0.126cm" fo:padding-bottom="0.126cm" fo:padding-left="0.251cm" fo:padding-right="0.251cm"/>
    </style:style>
    <style:style style:name="gr5" style:family="graphic" style:parent-style-name="objectwithoutfill">
      <style:graphic-properties svg:stroke-width="0cm" svg:stroke-color="#000000" draw:marker-start-width="0.201cm" draw:marker-end="Arrow" draw:marker-end-width="0.103cm" draw:fill="none" draw:fill-color="#ffffff" draw:textarea-vertical-align="middle" fo:padding-top="0.126cm" fo:padding-bottom="0.126cm" fo:padding-left="0.251cm" fo:padding-right="0.251cm"/>
    </style:style>
    <style:style style:name="gr6" style:family="graphic" style:parent-style-name="standard">
      <style:graphic-properties draw:stroke="none" svg:stroke-width="0cm" svg:stroke-color="#000000" draw:marker-start-width="0.201cm" draw:marker-end-width="0.201cm" draw:fill="none" draw:fill-color="#ffffff" draw:textarea-horizontal-align="left" draw:auto-grow-height="true" draw:auto-grow-width="true" fo:min-height="0.776cm" fo:min-width="1.181cm"/>
    </style:style>
    <style:style style:name="gr7" style:family="graphic" style:parent-style-name="standard">
      <style:graphic-properties svg:stroke-width="0cm" svg:stroke-color="#000000" draw:marker-start-width="0.201cm" draw:marker-end-width="0.201cm" draw:fill="solid" draw:fill-color="#ffffff" draw:textarea-horizontal-align="justify" draw:textarea-vertical-align="middle" draw:auto-grow-height="false" fo:padding-top="0.126cm" fo:padding-bottom="0.126cm" fo:padding-left="0.251cm" fo:padding-right="0.251cm"/>
    </style:style>
    <style:style style:name="gr8" style:family="graphic" style:parent-style-name="standard">
      <style:graphic-properties draw:stroke="none" svg:stroke-width="0cm" svg:stroke-color="#000000" draw:marker-start-width="0.201cm" draw:marker-end-width="0.201cm" draw:fill="none" draw:fill-color="#ffffff" draw:textarea-horizontal-align="left" draw:auto-grow-height="true" draw:auto-grow-width="true" fo:min-height="0.903cm" fo:min-width="1.687cm"/>
    </style:style>
    <style:style style:name="gr9" style:family="graphic" style:parent-style-name="objectwithoutfill">
      <style:graphic-properties svg:stroke-width="0cm" svg:stroke-color="#000000" draw:marker-start-width="0.201cm" draw:marker-end="Arrow" draw:marker-end-width="0.301cm" draw:fill="none" draw:fill-color="#ffffff" draw:textarea-vertical-align="middle" fo:padding-top="0.126cm" fo:padding-bottom="0.126cm" fo:padding-left="0.251cm" fo:padding-right="0.251cm"/>
    </style:style>
    <style:style style:name="gr10" style:family="graphic" style:parent-style-name="standard">
      <style:graphic-properties draw:stroke="none" svg:stroke-width="0cm" svg:stroke-color="#000000" draw:marker-start-width="0.201cm" draw:marker-end-width="0.201cm" draw:fill="none" draw:fill-color="#ffffff" draw:textarea-horizontal-align="left" draw:auto-grow-height="true" draw:auto-grow-width="true" fo:min-height="0.725cm" fo:min-width="1.558cm"/>
    </style:style>
    <style:style style:name="gr11" style:family="graphic" style:parent-style-name="standard">
      <style:graphic-properties svg:stroke-width="0cm" svg:stroke-color="#000000" draw:marker-start-width="0.201cm" draw:marker-end-width="0.201cm" draw:fill="solid" draw:fill-color="#314004" draw:textarea-horizontal-align="justify" draw:textarea-vertical-align="middle" draw:auto-grow-height="false" fo:padding-top="0.126cm" fo:padding-bottom="0.126cm" fo:padding-left="0.251cm" fo:padding-right="0.251cm"/>
    </style:style>
    <style:style style:name="gr12" style:family="graphic" style:parent-style-name="objectwithoutfill">
      <style:graphic-properties svg:stroke-width="0cm" svg:stroke-color="#000000" draw:marker-start-width="0.201cm" draw:marker-end="" draw:marker-end-width="0.301cm" draw:fill="none" draw:fill-color="#ffffff" draw:textarea-vertical-align="middle" fo:padding-top="0.126cm" fo:padding-bottom="0.126cm" fo:padding-left="0.251cm" fo:padding-right="0.251cm"/>
    </style:style>
    <style:style style:name="gr13" style:family="graphic" style:parent-style-name="objectwithoutfill">
      <style:graphic-properties svg:stroke-width="0cm" svg:stroke-color="#000000" draw:marker-start-width="0.2cm" draw:marker-end="" draw:marker-end-width="0.3cm" draw:fill="none" draw:fill-color="#ffffff" draw:textarea-vertical-align="middle" fo:padding-top="0.125cm" fo:padding-bottom="0.125cm" fo:padding-left="0.25cm" fo:padding-right="0.25cm"/>
    </style:style>
    <style:style style:name="gr14" style:family="graphic" style:parent-style-name="standard">
      <style:graphic-properties draw:stroke="none" svg:stroke-width="0cm" svg:stroke-color="#000000" draw:marker-start-width="0.201cm" draw:marker-end-width="0.201cm" draw:fill="none" draw:fill-color="#ffffff" fo:min-height="1.088cm"/>
    </style:style>
    <style:style style:name="gr15" style:family="graphic" style:parent-style-name="standard">
      <style:graphic-properties draw:stroke="none" svg:stroke-width="0cm" svg:stroke-color="#000000" draw:marker-start-width="0.201cm" draw:marker-end-width="0.201cm" draw:fill="none" draw:fill-color="#ffffff" fo:min-height="1.564cm"/>
    </style:style>
    <style:style style:name="gr16" style:family="graphic" style:parent-style-name="standard">
      <style:graphic-properties draw:stroke="none" svg:stroke-width="0cm" svg:stroke-color="#000000" draw:marker-start-width="0.201cm" draw:marker-end-width="0.201cm" draw:fill="none" draw:fill-color="#ffffff" fo:min-height="0.546cm"/>
    </style:style>
    <style:style style:name="gr17" style:family="graphic" style:parent-style-name="standard">
      <style:graphic-properties draw:stroke="none" svg:stroke-width="0.051cm" svg:stroke-color="#000000" draw:marker-start-width="0.277cm" draw:marker-end-width="0.277cm" draw:fill="none" draw:fill-color="#ffffff" fo:min-height="0.893cm"/>
    </style:style>
    <style:style style:name="gr18" style:family="graphic" style:parent-style-name="standard">
      <style:graphic-properties draw:stroke="none" svg:stroke-color="#000000" draw:fill="none" draw:fill-color="#ffffff" fo:min-height="0.915cm"/>
    </style:style>
    <style:style style:name="gr19" style:family="graphic" style:parent-style-name="standard">
      <style:graphic-properties draw:stroke="none" svg:stroke-width="0.051cm" svg:stroke-color="#000000" draw:marker-start-width="0.277cm" draw:marker-end-width="0.277cm" draw:fill="none" draw:fill-color="#ffffff" fo:min-height="0.546cm"/>
    </style:style>
    <style:style style:name="gr20" style:family="graphic" style:parent-style-name="standard">
      <style:graphic-properties draw:stroke="none" svg:stroke-width="0cm" svg:stroke-color="#000000" draw:marker-start-width="0.201cm" draw:marker-end-width="0.201cm" draw:fill="none" draw:fill-color="#ffffff" fo:min-height="0.859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21cm" svg:height="3.84cm" svg:x="13.662cm" svg:y="8.891cm">
          <text:p text:style-name="P1">reg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22cm" svg:height="1.096cm" svg:x="13.302cm" svg:y="9.239cm">
          <draw:text-box>
            <text:p><text:span text:style-name="T1"><text:s text:c="2"/></text:span><text:span text:style-name="T1">D</text:span></text:p>
          </draw:text-box>
        </draw:frame>
        <draw:frame draw:style-name="gr3" draw:text-style-name="P2" draw:layer="layout" svg:width="1.258cm" svg:height="1.096cm" svg:x="14.508cm" svg:y="9.205cm">
          <draw:text-box>
            <text:p><text:span text:style-name="T1"><text:s text:c="3"/></text:span><text:span text:style-name="T1">Q</text:span></text:p>
          </draw:text-box>
        </draw:frame>
        <draw:line draw:style-name="gr4" draw:text-style-name="P1" draw:layer="layout" svg:x1="13.662cm" svg:y1="11.771cm" svg:x2="13.854cm" svg:y2="11.963cm">
          <text:p/>
        </draw:line>
        <draw:line draw:style-name="gr4" draw:text-style-name="P1" draw:layer="layout" svg:x1="13.662cm" svg:y1="12.155cm" svg:x2="13.854cm" svg:y2="11.963cm">
          <text:p/>
        </draw:line>
        <draw:line draw:style-name="gr4" draw:text-style-name="P1" draw:layer="layout" svg:x1="12.811cm" svg:y1="11.928cm" svg:x2="13.662cm" svg:y2="11.963cm">
          <text:p/>
        </draw:line>
        <draw:line draw:style-name="gr5" draw:text-style-name="P1" draw:layer="layout" svg:x1="13.47cm" svg:y1="12.347cm" svg:x2="13.47cm" svg:y2="11.387cm">
          <text:p/>
        </draw:line>
        <draw:frame draw:style-name="gr6" draw:text-style-name="P2" draw:layer="layout" svg:width="1.681cm" svg:height="1.026cm" svg:x="11.892cm" svg:y="11.541cm">
          <draw:text-box>
            <text:p><text:span text:style-name="T1">clk</text:span></text:p>
          </draw:text-box>
        </draw:frame>
        <draw:custom-shape draw:style-name="gr7" draw:text-style-name="P1" draw:layer="layout" svg:width="0.384cm" svg:height="0.384cm" svg:x="14.046cm" svg:y="12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4.238cm" svg:y1="13.116cm" svg:x2="14.238cm" svg:y2="13.5cm">
          <text:p/>
        </draw:line>
        <draw:frame draw:style-name="gr8" draw:text-style-name="P2" draw:layer="layout" svg:width="2.187cm" svg:height="1.153cm" svg:x="13.573cm" svg:y="13.573cm">
          <draw:text-box>
            <text:p><text:span text:style-name="T1">n_rst</text:span></text:p>
          </draw:text-box>
        </draw:frame>
        <draw:custom-shape draw:style-name="gr1" draw:text-style-name="P1" draw:layer="layout" svg:width="3.842cm" svg:height="4.033cm" svg:x="5.799cm" svg:y="8.798cm">
          <text:p text:style-name="P1">Next</text:p>
          <text:p text:style-name="P1">State</text:p>
          <text:p text:style-name="P1">Logi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4cm" svg:height="4.033cm" svg:x="19.592cm" svg:y="8.903cm">
          <text:p text:style-name="P1">Output</text:p>
          <text:p text:style-name="P1">Logic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5.561cm" svg:y1="9.717cm" svg:x2="19.611cm" svg:y2="9.712cm">
          <text:p/>
        </draw:line>
        <draw:line draw:style-name="gr4" draw:text-style-name="P1" draw:layer="layout" svg:x1="18.285cm" svg:y1="10.056cm" svg:x2="17.899cm" svg:y2="9.288cm">
          <text:p/>
        </draw:line>
        <draw:frame draw:style-name="gr10" draw:text-style-name="P3" draw:layer="layout" svg:width="2.058cm" svg:height="0.975cm" draw:transform="rotate (1.57219259019649) translate (17.899cm 9.887cm)">
          <draw:text-box>
            <text:p><text:span text:style-name="T2">N-3:0</text:span></text:p>
          </draw:text-box>
        </draw:frame>
        <draw:line draw:style-name="gr4" draw:text-style-name="P1" draw:layer="layout" svg:x1="18.285cm" svg:y1="10.056cm" svg:x2="17.899cm" svg:y2="9.288cm">
          <text:p/>
        </draw:line>
        <draw:line draw:style-name="gr9" draw:text-style-name="P1" draw:layer="layout" svg:x1="9.624cm" svg:y1="9.638cm" svg:x2="13.674cm" svg:y2="9.633cm">
          <text:p/>
        </draw:line>
        <draw:line draw:style-name="gr4" draw:text-style-name="P1" draw:layer="layout" svg:x1="12.332cm" svg:y1="10.02cm" svg:x2="11.946cm" svg:y2="9.252cm">
          <text:p/>
        </draw:line>
        <draw:frame draw:style-name="gr10" draw:text-style-name="P3" draw:layer="layout" svg:width="2.058cm" svg:height="0.975cm" draw:transform="rotate (1.57219259019649) translate (11.945cm 9.85cm)">
          <draw:text-box>
            <text:p><text:span text:style-name="T2">N-3:0</text:span></text:p>
          </draw:text-box>
        </draw:frame>
        <draw:line draw:style-name="gr4" draw:text-style-name="P1" draw:layer="layout" svg:x1="12.332cm" svg:y1="10.02cm" svg:x2="11.946cm" svg:y2="9.252cm">
          <text:p/>
        </draw:line>
        <draw:custom-shape draw:style-name="gr11" draw:text-style-name="P1" draw:layer="layout" svg:width="0.384cm" svg:height="0.385cm" svg:x="16.538cm" svg:y="9.5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6.73cm" svg:y1="9.712cm" svg:x2="16.73cm" svg:y2="7.407cm">
          <text:p text:style-name="P1"/>
          <text:p text:style-name="P1"/>
          <text:p text:style-name="P1"/>
        </draw:line>
        <draw:line draw:style-name="gr13" draw:text-style-name="P1" draw:layer="layout" svg:x1="7.896cm" svg:y1="7.407cm" svg:x2="16.731cm" svg:y2="7.407cm">
          <text:p/>
        </draw:line>
        <draw:line draw:style-name="gr9" draw:text-style-name="P1" draw:layer="layout" svg:x1="7.896cm" svg:y1="7.407cm" svg:x2="7.899cm" svg:y2="8.78cm">
          <text:p/>
        </draw:line>
        <draw:frame draw:style-name="gr14" draw:text-style-name="P2" draw:layer="layout" svg:width="2.496cm" svg:height="1.338cm" svg:x="15.478cm" svg:y="9.001cm">
          <draw:text-box>
            <text:p><text:span text:style-name="T1">state</text:span></text:p>
          </draw:text-box>
        </draw:frame>
        <draw:frame draw:style-name="gr15" draw:text-style-name="P2" draw:layer="layout" svg:width="2.494cm" svg:height="1.814cm" svg:x="9.555cm" svg:y="8.838cm">
          <draw:text-box>
            <text:p><text:span text:style-name="T1">next_state</text:span></text:p>
          </draw:text-box>
        </draw:frame>
        <draw:line draw:style-name="gr9" draw:text-style-name="P1" draw:layer="layout" svg:x1="3.332cm" svg:y1="10.14cm" svg:x2="5.829cm" svg:y2="10.14cm">
          <text:p/>
        </draw:line>
        <draw:line draw:style-name="gr9" draw:text-style-name="P1" draw:layer="layout" svg:x1="23.406cm" svg:y1="9.947cm" svg:x2="25.683cm" svg:y2="9.947cm">
          <text:p/>
        </draw:line>
        <draw:line draw:style-name="gr9" draw:text-style-name="P1" draw:layer="layout" svg:x1="3.275cm" svg:y1="11.744cm" svg:x2="5.772cm" svg:y2="11.744cm">
          <text:p/>
        </draw:line>
        <draw:line draw:style-name="gr9" draw:text-style-name="P1" draw:layer="layout" svg:x1="3.305cm" svg:y1="12.506cm" svg:x2="5.802cm" svg:y2="12.506cm">
          <text:p/>
        </draw:line>
        <draw:line draw:style-name="gr9" draw:text-style-name="P1" draw:layer="layout" svg:x1="3.348cm" svg:y1="9.312cm" svg:x2="5.845cm" svg:y2="9.312cm">
          <text:p/>
        </draw:line>
        <draw:line draw:style-name="gr9" draw:text-style-name="P1" draw:layer="layout" svg:x1="3.332cm" svg:y1="10.922cm" svg:x2="5.829cm" svg:y2="10.922cm">
          <text:p/>
        </draw:line>
        <draw:frame draw:style-name="gr16" draw:text-style-name="P2" draw:layer="layout" svg:width="2.413cm" svg:height="0.796cm" svg:x="3.232cm" svg:y="8.55cm">
          <draw:text-box>
            <text:p><text:span text:style-name="T1">d_edge</text:span></text:p>
          </draw:text-box>
        </draw:frame>
        <draw:frame draw:style-name="gr16" draw:text-style-name="P2" draw:layer="layout" svg:width="1.405cm" svg:height="0.796cm" svg:x="3.832cm" svg:y="9.439cm">
          <draw:text-box>
            <text:p><text:span text:style-name="T1">eop</text:span></text:p>
          </draw:text-box>
        </draw:frame>
        <draw:frame draw:style-name="gr17" draw:text-style-name="P2" draw:layer="layout" svg:width="3.048cm" svg:height="1.143cm" svg:x="2.351cm" svg:y="10.228cm">
          <draw:text-box>
            <text:p><text:span text:style-name="T1">shift_enable</text:span></text:p>
          </draw:text-box>
        </draw:frame>
        <draw:frame draw:style-name="gr18" draw:text-style-name="P2" draw:layer="layout" svg:width="3.302cm" svg:height="1.165cm" svg:x="1.943cm" svg:y="11.09cm">
          <draw:text-box>
            <text:p><text:span text:style-name="T1">byte_received</text:span></text:p>
          </draw:text-box>
        </draw:frame>
        <draw:frame draw:style-name="gr19" draw:text-style-name="P2" draw:layer="layout" svg:width="3.048cm" svg:height="0.796cm" svg:x="2.197cm" svg:y="11.852cm">
          <draw:text-box>
            <text:p><text:span text:style-name="T1">rv_data [7:0]</text:span></text:p>
          </draw:text-box>
        </draw:frame>
        <draw:frame draw:style-name="gr16" draw:text-style-name="P2" draw:layer="layout" svg:width="2.413cm" svg:height="0.796cm" svg:x="23.841cm" svg:y="9.058cm">
          <draw:text-box>
            <text:p><text:span text:style-name="T1">rcving</text:span></text:p>
          </draw:text-box>
        </draw:frame>
        <draw:line draw:style-name="gr9" draw:text-style-name="P1" draw:layer="layout" svg:x1="23.406cm" svg:y1="11.09cm" svg:x2="25.683cm" svg:y2="11.09cm">
          <text:p/>
        </draw:line>
        <draw:line draw:style-name="gr9" draw:text-style-name="P1" draw:layer="layout" svg:x1="23.406cm" svg:y1="12.233cm" svg:x2="25.683cm" svg:y2="12.233cm">
          <text:p/>
        </draw:line>
        <draw:frame draw:style-name="gr20" draw:text-style-name="P2" draw:layer="layout" svg:width="2.413cm" svg:height="1.109cm" svg:x="23.806cm" svg:y="10.262cm">
          <draw:text-box>
            <text:p><text:span text:style-name="T1">w_enable</text:span></text:p>
          </draw:text-box>
        </draw:frame>
        <draw:frame draw:style-name="gr16" draw:text-style-name="P2" draw:layer="layout" svg:width="2.413cm" svg:height="0.796cm" svg:x="23.879cm" svg:y="11.471cm">
          <draw:text-box>
            <text:p><text:span text:style-name="T1">r_err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ntor Graphics</meta:initial-creator>
    <meta:creation-date>2016-02-22T19:23:17.178307014</meta:creation-date>
    <dc:date>2016-02-22T23:54:41.333821787</dc:date>
    <dc:creator>Mentor Graphice</dc:creator>
    <meta:editing-duration>PT2M25S</meta:editing-duration>
    <meta:editing-cycles>4</meta:editing-cycles>
    <meta:generator>LibreOffice/4.2.8.2$Linux_X86_64 LibreOffice_project/420$Build-2</meta:generator>
    <meta:document-statistic meta:object-count="43"/>
  </office:meta>
</office:document-meta>
</file>